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fo:font-size="14pt" style:font-size-asian="14pt" style:font-size-complex="14pt"/>
    </style:style>
    <style:style style:name="P2" style:family="paragraph" style:parent-style-name="Standard" style:list-style-name="L1">
      <style:text-properties style:font-name="Tahoma" fo:font-size="14pt" style:font-size-asian="14pt" style:font-size-complex="14pt"/>
    </style:style>
    <style:style style:name="P3" style:family="paragraph" style:parent-style-name="Standard" style:list-style-name="L2">
      <style:text-properties style:font-name="Tahoma" fo:font-size="14pt" style:font-size-asian="14pt" style:font-size-complex="14pt"/>
    </style:style>
    <style:style style:name="P4" style:family="paragraph" style:parent-style-name="Standard" style:list-style-name="L3">
      <style:text-properties style:font-name="Tahoma" fo:font-size="14pt" style:font-size-asian="14pt" style:font-size-complex="14pt"/>
    </style:style>
    <style:style style:name="P5" style:family="paragraph" style:parent-style-name="Standard">
      <style:text-properties style:font-name="Tahoma" fo:font-size="14pt" style:font-name-asian="Consolas" style:font-size-asian="14pt" style:font-name-complex="Consolas" style:font-size-complex="14pt"/>
    </style:style>
    <style:style style:name="P6" style:family="paragraph" style:parent-style-name="Standard" style:list-style-name="L3">
      <style:text-properties style:font-name="Tahoma" fo:font-size="14pt" style:font-name-asian="Consolas" style:font-size-asian="14pt" style:font-name-complex="Consolas" style:font-size-complex="14pt"/>
    </style:style>
    <style:style style:name="P7" style:family="paragraph" style:parent-style-name="Standard" style:list-style-name="L4">
      <style:text-properties style:font-name="Tahoma" fo:font-size="14pt" style:font-name-asian="Consolas" style:font-size-asian="14pt" style:font-name-complex="Consolas" style:font-size-complex="14pt"/>
    </style:style>
    <style:style style:name="P8" style:family="paragraph" style:parent-style-name="Standard">
      <style:paragraph-properties fo:text-align="center" style:justify-single-word="false"/>
      <style:text-properties style:font-name="Tahoma" fo:font-size="20pt" fo:font-style="normal" fo:font-weight="bold" style:font-size-asian="20pt" style:font-style-asian="normal" style:font-weight-asian="bold" style:font-size-complex="20pt" style:font-style-complex="normal" style:font-weight-complex="bold"/>
    </style:style>
    <style:style style:name="P9" style:family="paragraph" style:parent-style-name="Standard">
      <style:paragraph-properties fo:text-align="start" style:justify-single-word="false" fo:break-before="page"/>
      <style:text-properties style:font-name="Tahoma" fo:font-size="14pt" style:font-name-asian="Consolas" style:font-size-asian="14pt" style:font-name-complex="Consolas" style:font-size-complex="14pt"/>
    </style:style>
    <style:style style:name="T1" style:family="text">
      <style:text-properties style:font-name="Consolas" fo:font-size="9.5pt" style:font-name-asian="Consolas" style:font-size-asian="9.5pt" style:font-name-complex="Consolas" style:font-size-complex="9.5pt"/>
    </style:style>
    <style:style style:name="T2" style:family="text">
      <style:text-properties style:font-name="Times New Roman" fo:font-size="12pt" style:font-name-asian="Consolas" style:font-size-asian="10.5pt" style:font-name-complex="Consolas" style:font-size-complex="12pt"/>
    </style:style>
    <style:style style:name="T3" style:family="text">
      <style:text-properties fo:font-size="9.5pt" style:font-name-asian="Consolas" style:font-size-asian="9.5pt" style:font-name-complex="Consolas" style:font-size-complex="9.5pt"/>
    </style:style>
    <style:style style:name="T4" style:family="text">
      <style:text-properties fo:font-size="12pt" style:font-name-asian="Consolas" style:font-size-asian="10.5pt" style:font-name-complex="Consolas" style:font-size-complex="12pt"/>
    </style:style>
    <style:style style:name="T5" style:family="text">
      <style:text-properties style:font-name-asian="Consolas" style:font-name-complex="Consolas"/>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Tire(D)</text:p>
      <text:p text:style-name="P1"/>
      <text:p text:style-name="P1"><text:span text:style-name="T6">Team Members</text:span>: </text:p>
      <text:p text:style-name="P1"/>
      <text:p text:style-name="P1">Manuel Zeidler &amp; Timo Obereder</text:p>
      <text:p text:style-name="P1"/>
      <text:p text:style-name="P1"><text:span text:style-name="T6">Arbeitsaufteilung</text:span>:</text:p>
      <text:p text:style-name="P1"/>
      <text:p text:style-name="P1">Timo Obereder → OpenGL Programmierung</text:p>
      <text:p text:style-name="P1">Manuel Zeidler → Design und Modelling</text:p>
      <text:p text:style-name="P1"/>
      <text:p text:style-name="P1"><text:span text:style-name="T6">Benutzerhandführung</text:span>:</text:p>
      <text:p text:style-name="P1"/>
      <text:p text:style-name="P1"><text:span text:style-name="T6">IDE und andere Software</text:span>:</text:p>
      <text:p text:style-name="P1"/>
      <text:list xml:id="list37563096" text:style-name="L1">
        <text:list-item>
          <text:p text:style-name="P2">Visual Studio 2010 Ultimate</text:p>
        </text:list-item>
        <text:list-item>
          <text:p text:style-name="P2">Cinema 4D</text:p>
        </text:list-item>
        <text:list-item>
          <text:p text:style-name="P2">Zbrush</text:p>
        </text:list-item>
        <text:list-item>
          <text:p text:style-name="P2">Photoshop</text:p>
        </text:list-item>
      </text:list>
      <text:p text:style-name="P1"/>
      <text:p text:style-name="P1"><text:span text:style-name="T6">Libraries</text:span>:</text:p>
      <text:p text:style-name="P1"/>
      <text:list xml:id="list37562334" text:style-name="L2">
        <text:list-item>
          <text:p text:style-name="P3">GLFW (wurde für die ganzen OpenGL Operationen verwendet)</text:p>
        </text:list-item>
        <text:list-item>
          <text:p text:style-name="P3">GLEW (erweiterte Funktionen die benutzt wurden)</text:p>
        </text:list-item>
        <text:list-item>
          <text:p text:style-name="P3">GLM (wurde für diverse Berechnungen der Kamera verwendet)</text:p>
        </text:list-item>
        <text:list-item>
          <text:p text:style-name="P3">Assimp (wurde zum Laden der Models verwendet)</text:p>
        </text:list-item>
      </text:list>
      <text:p text:style-name="P1"/>
      <text:p text:style-name="P1"><text:span text:style-name="T6">Features</text:span>:</text:p>
      <text:p text:style-name="P1"/>
      <text:list xml:id="list37564061" text:style-name="L3">
        <text:list-item>
          <text:p text:style-name="P4">F1 drücken: Wechselt (auch umgekehrt) vom TextureShader auf den SimpleShader, der Farben der eigenen Vertices nimmt und anpasst. Dazu wurde mit folgender mathematischer Berechnung in SimpleShader.v.glsl „<text:span text:style-name="T5">(abs(sin(dTime))*0.3+0.85)“ </text:span><text:span text:style-name="T5">ein Effekt erzeugt der in zeitlichen Abständen (multipliziert mit dTime) den Reifen kleiner und größer werden lässt.</text:span></text:p>
        </text:list-item>
        <text:list-item>
          <text:p text:style-name="P6">Pfeiltasten drücken: Steuerung der Kamera.</text:p>
        </text:list-item>
        <text:list-item>
          <text:p text:style-name="P6">W,A,S,D drücken: Steuerung des Reifens.</text:p>
        </text:list-item>
      </text:list>
      <text:p text:style-name="P5"/>
      <text:p text:style-name="P5">(Für Änderungen der Rotation oder Geschwindigkeit können die Werte in der GameLogic.cpp geändert werden!)</text:p>
      <text:p text:style-name="P5"/>
      <text:p text:style-name="P9"><text:span text:style-name="T8">Code Dokumentation:</text:span></text:p>
      <text:p text:style-name="P5"/>
      <text:p text:style-name="P5"><text:span text:style-name="T6">Wie wurde Vorgegangen</text:span>:</text:p>
      <text:p text:style-name="P5"/>
      <text:list xml:id="list37572260" text:style-name="L4">
        <text:list-item>
          <text:p text:style-name="P7">Fenster und erstes TestModell(Dreieck) erstellt</text:p>
        </text:list-item>
        <text:list-item>
          <text:p text:style-name="P7">ShaderLoader geschrieben</text:p>
        </text:list-item>
        <text:list-item>
          <text:p text:style-name="P7">Shader erstellt</text:p>
        </text:list-item>
        <text:list-item>
          <text:p text:style-name="P7">Perspective Camera programmiert</text:p>
        </text:list-item>
        <text:list-item>
          <text:p text:style-name="P7">TestModelle(Dreieck, Quadrat usw.) weiter ausgebaut</text:p>
        </text:list-item>
        <text:list-item>
          <text:p text:style-name="P7">Shader für Texturen erstellt</text:p>
        </text:list-item>
        <text:list-item>
          <text:p text:style-name="P7">Texture Loader geschrieben um uv-Koordinaten aus .txt File auszulesen</text:p>
        </text:list-item>
        <text:list-item>
          <text:p text:style-name="P7">Alle Files in der IDE strukturiert. Modell Vertices (Meshes) und UV-Texture-Vertices in eigene Files geschrieben.</text:p>
        </text:list-item>
        <text:list-item>
          <text:p text:style-name="P7">Assimp für Modell laden eingebaut</text:p>
        </text:list-item>
        <text:list-item>
          <text:p text:style-name="P7">Scene, Mesh bzw. Model Loader geschrieben.</text:p>
        </text:list-item>
        <text:list-item>
          <text:p text:style-name="P7">Steuerung des Reifens programmiert und sonstige technische Schwierigkeiten</text:p>
        </text:list-item>
      </text:list>
      <text:p text:style-name="P5"/>
      <text:p text:style-name="P5"><text:span text:style-name="T6">Erstellung des Tire Models</text:span>:</text:p>
      <text:p text:style-name="P5"/>
      <text:p text:style-name="P1">Das Modeling des Rades wurde in Cinema 4D erstellt. Dazu wurden mehrere Cloner-Objects verwendet die ein Polygonobjekt eine bestimmte Anzahl mal radial um die x-Achse kopierten. Weiters ein Symmetry Object, das die Einzelteile des Rades auf der x-Achse spiegelte.</text:p>
      <text:p text:style-name="P1"/>
      <text:p text:style-name="P1">Für Reifen und Felgen wurde mit einem Zylinder Primitiv, mit 32 Rotationssegmenten begonnen. Von den Segmenten wurden alle bis auf eines gelöscht. Das Segment wurde in einen Kloner gelegt, welcher es wieder 32 mal um x-Achse kopierte. Dadurch musste nur ein Segment bearbeitet werden und der Kloner übernahm automatisch alle Änderungen. Mit den verschiedenen Polygon Modeling-Tools wurde die genaue Form des Reifens und der Felge herausgearbeitet. Ebenso waren die Speiche in 2 eigenen Cloner-Objects mit verschiedenen Parametern für die Rotation, wodurch sich das überkreuzte Muster der 2*32 Speichen ergab.</text:p>
      <text:p text:style-name="P1"/>
      <text:p text:style-name="P1">Anschließend wurden die Einzelteile in ein Objekt zusammengefügt und die offenen Enden der Radsektoren per Optimize-Befehl geschlossen (Einfach zu erkennen wenn das Gouraud Shading keine harten Kanten mehr hat) und ein eigenes UV-Mapping für Texturen erstellt. Zum Schluss wurde das Objekt noch um 90° in der x-Achse rotiert, da z.B. 3DS Max die Orientierung der y- und z-Achse vertauscht und das Rad damit liegen statt stehen würde. Anschließend wurde das Model als .3ds exportiert.</text:p>
      <text:p text:style-name="P1"><text:soft-page-break/></text:p>
      <text:p text:style-name="P5">Die Color Map wurde mit ZBrush erstellt. Das Programm kann direkt auf ein Objekt malen, sogar mit radialer Symmetrie-Einstellung für den Pinsel. Damit kann man gleichmäßige Muster auf die Flanke zeichnen. Die Textur wurde als .psd exportiert und mit Photoshop als .tga gespeich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 Obereder</meta:initial-creator>
    <meta:creation-date>2012-06-28T14:00:02.94</meta:creation-date>
    <dc:date>2012-06-29T17:49:20.02</dc:date>
    <dc:creator>Timo Obereder</dc:creator>
    <meta:editing-duration>PT1H8M7S</meta:editing-duration>
    <meta:editing-cycles>23</meta:editing-cycles>
    <meta:generator>LibreOffice/3.4$Win32 LibreOffice_project/340m1$Build-502</meta:generator>
    <meta:document-statistic meta:table-count="0" meta:image-count="0" meta:object-count="0" meta:page-count="3" meta:paragraph-count="40" meta:word-count="473" meta:character-count="3256" meta:non-whitespace-character-count="2844"/>
  </office:meta>
</office:document-meta>
</file>